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3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officeooo:paragraph-rsid="00009bfa"/>
    </style:style>
    <style:style style:name="P4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fo:padding="0cm" fo:border="none"/>
      <style:text-properties officeooo:paragraph-rsid="00009bfa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style:font-name="Mono" fo:font-size="14pt" officeooo:paragraph-rsid="00009bfa" style:font-size-asian="14pt" style:font-size-complex="14pt"/>
    </style:style>
    <style:style style:name="P6" style:family="paragraph" style:parent-style-name="Preformatted_20_Text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style:font-name="Mono" fo:font-size="14pt" fo:font-style="italic" fo:font-weight="bold" officeooo:paragraph-rsid="00009bfa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13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fo:color="#c9211e" loext:opacity="100%" style:font-name="Mon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T4" style:family="text">
      <style:text-properties fo:color="#c9211e" loext:opacity="100%" style:font-name="Mono" fo:font-size="14pt" fo:font-style="italic" fo:font-weight="bold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T5" style:family="text">
      <style:text-properties fo:color="#c9211e" loext:opacity="100%" style:font-name="Mono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T6" style:family="text">
      <style:text-properties fo:color="#c9211e" loext:opacity="100%" style:font-name="Mono" fo:font-style="italic" style:text-underline-style="none" fo:font-weight="bold" style:font-style-asian="italic" style:font-weight-asian="bold" style:font-style-complex="italic" style:font-weight-complex="bold" loext:padding="0cm" loext:border="none"/>
    </style:style>
    <style:style style:name="T7" style:family="text">
      <style:text-properties fo:color="#c9211e" loext:opacity="100%" style:font-name="Mono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loext:padding="0cm" loext:border="none"/>
    </style:style>
    <style:style style:name="T8" style:family="text">
      <style:text-properties fo:color="#c9211e" loext:opacity="100%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T9" style:family="text">
      <style:text-properties fo:color="#c9211e" loext:opacity="100%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T10" style:family="text"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loext:padding="0cm" loext:border="none"/>
    </style:style>
    <style:style style:name="T13" style:family="text">
      <style:text-properties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4" style:family="text">
      <style:text-properties style:font-name="Mono" fo:font-size="14pt" style:font-size-asian="14pt" style:font-size-complex="14pt"/>
    </style:style>
    <style:style style:name="T15" style:family="text">
      <style:text-properties style:font-name="Mono" fo:font-size="14pt" style:font-size-asian="14pt" style:font-size-complex="14pt" loext:padding="0cm" loext:border="none"/>
    </style:style>
    <style:style style:name="T16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04 | 📘 Aula - JSX</text:h>
      <text:p text:style-name="P8"/>
      <text:p text:style-name="P7"><text:bookmark text:name="introdução"/>Introdução</text:p>
      <text:p text:style-name="P5"/>
      <text:p text:style-name="P12">O JSX (JavaScript XML, ou Extensible Markup Language) é um componente essencial no aprendizado de React. Ele combina HTML e JavaScript, dois conceitos com os quais você provavelmente já está familiarizado.</text:p>
      <text:p text:style-name="P12"><text:line-break/>Como mencionado anteriormente, o JSX permite que misturemos HTML e JavaScript, eliminando a necessidade de depender exclusivamente dos métodos do DOM, como querySelector, appendChild, innerHTML, entre outros.</text:p>
      <text:p text:style-name="P12">Em vez de escrevermos nosso código de forma imperativa, passamos a descrevê-lo de maneira declarativa.</text:p>
      <text:p text:style-name="P12">Confira o exemplo abaixo:</text:p>
      <text:p text:style-name="P12"/>
      <text:p text:style-name="P3"><text:span text:style-name="Source_20_Text"><text:span text:style-name="T5"> &lt;li&gt;</text:span></text:span></text:p>
      <text:p text:style-name="P3"><text:span text:style-name="Source_20_Text"><text:span text:style-name="T5">   &lt;h2&gt;{teacher.name}&lt;/h2&gt;</text:span></text:span></text:p>
      <text:p text:style-name="P3"><text:span text:style-name="Source_20_Text"><text:span text:style-name="T5">   &lt;span&gt;Cargo: {teacher.job}&lt;/span&gt;</text:span></text:span></text:p>
      <text:p text:style-name="P3"><text:span text:style-name="Source_20_Text"><text:span text:style-name="T5">   &lt;span&gt;Salário: {teacher.budget}&lt;/span&gt;</text:span></text:span></text:p>
      <text:p text:style-name="P3"><text:span text:style-name="Source_20_Text"><text:span text:style-name="T5"> &lt;/li&gt;</text:span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12">Podemos perceber uma estrutura muito semelhante com o HTML, mas abrindo {}, estamos lidando, num mesmo código, com variáveis Javascript. </text:p>
      <text:p text:style-name="P12">Vale antecipar que, não somente as variáveis, a lógica Javascript também é suportada no JSX (com algumas limitações que veremos logo mais).</text:p>
      <text:p text:style-name="P12"><text:soft-page-break/></text:p>
      <text:h text:style-name="P2" text:outline-level="3"><text:bookmark text:name="diferenças-de-nomenclatura"/>Diferenças de nomenclatura</text:h>
      <text:p text:style-name="P12"/>
      <text:p text:style-name="P12">Algumas nomenclaturas de HTML mudam no JSX, por conta dos nomes nativos conflitarem com recursos já existentes. São eles:</text:p>
      <text:list text:style-name="L1">
        <text:list-item>
          <text:p text:style-name="P10"><text:span text:style-name="T15">for - que é renomeado como </text:span><text:span text:style-name="Source_20_Text"><text:span text:style-name="T16">htmlFor</text:span></text:span></text:p>
        </text:list-item>
        <text:list-item>
          <text:p text:style-name="P11"><text:span text:style-name="T15">class - que é renomeado como </text:span><text:span text:style-name="Source_20_Text"><text:span text:style-name="T16">className</text:span></text:span></text:p>
        </text:list-item>
      </text:list>
      <text:p text:style-name="P9"><text:span text:style-name="Source_20_Text"><text:span text:style-name="T16"/></text:span></text:p>
      <text:h text:style-name="P2" text:outline-level="3"><text:bookmark text:name="dom-methods-vs-jsx"/>DOM Methods vs JSX</text:h>
      <text:p text:style-name="P12"/>
      <text:p text:style-name="P12">Observando de um ponto de vista lógico, temos um gigantesco benefício nesse novo formato.</text:p>
      <text:p text:style-name="P12">Exemplificando, diferente da maneira imperativa, na declarativa, se quisermos aplicar dentro de elemento um texto vindo de uma lógica Javascript, não precisaremos utilizar de métodos como innerText ou innerHTML, bastará posicionar a variável onde quisermos renderizar o texto. </text:p>
      <text:p text:style-name="P12">Confira a comparação abaixo:</text:p>
      <text:list text:style-name="L2">
        <text:list-item>
          <text:p text:style-name="P13">Vanilla:</text:p>
          <text:p text:style-name="P13"/>
        </text:list-item>
      </text:list>
      <text:p text:style-name="P3"><text:span text:style-name="Source_20_Text"><text:span text:style-name="T5">const element = document.querySelector("li &gt; h2")</text:span></text:span></text:p>
      <text:p text:style-name="P3"><text:span text:style-name="Source_20_Text"><text:span text:style-name="T5">const name = "Alex"</text:span></text:span></text:p>
      <text:p text:style-name="P6"/>
      <text:p text:style-name="P3"><text:span text:style-name="Source_20_Text"><text:span text:style-name="T5">element.innerText = name;</text:span></text:span></text:p>
      <text:list text:style-name="L3">
        <text:list-item>
          <text:p text:style-name="P4"><text:span text:style-name="Source_20_Text"><text:span text:style-name="T5">JSX (React)</text:span></text:span></text:p>
        </text:list-item>
      </text:list>
      <text:p text:style-name="P3"><text:span text:style-name="Source_20_Text"><text:span text:style-name="T5">const name = "Alex"</text:span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oft-page-break/><text:span text:style-name="Source_20_Text"><text:span text:style-name="T5">return (</text:span></text:span></text:p>
      <text:p text:style-name="P3"><text:span text:style-name="Source_20_Text"><text:span text:style-name="T5"><text:s text:c="2"/>&lt;li&gt;</text:span></text:span></text:p>
      <text:p text:style-name="P3"><text:span text:style-name="Source_20_Text"><text:span text:style-name="T5"><text:s text:c="4"/>&lt;h2&gt;{name}&lt;/h2&gt;</text:span></text:span></text:p>
      <text:p text:style-name="P3"><text:span text:style-name="Source_20_Text"><text:span text:style-name="T5"><text:s text:c="2"/>&lt;/li&gt;</text:span></text:span></text:p>
      <text:p text:style-name="P3"><text:span text:style-name="Source_20_Text"><text:span text:style-name="T5">)</text:span></text:span></text:p>
      <text:p text:style-name="P3"><text:span text:style-name="Source_20_Text"><text:span text:style-name="T5"/></text:span></text:p>
      <text:p text:style-name="P12">Trata-se de uma maneira muito mais intuitiva de combinar lógica e estrutura.</text:p>
      <text:p text:style-name="P12">Como já dito anteriormente, o benefício não se limita somente para variáveis, mas também para funções e eventos:</text:p>
      <text:p text:style-name="P12"/>
      <text:p text:style-name="P3"><text:span text:style-name="Source_20_Text"><text:span text:style-name="T5">&lt;li&gt;</text:span></text:span></text:p>
      <text:p text:style-name="P3"><text:span text:style-name="Source_20_Text"><text:span text:style-name="T5"><text:s text:c="3"/>&lt;h2&gt;{teacher.name}&lt;/h2&gt;</text:span></text:span></text:p>
      <text:p text:style-name="P3"><text:span text:style-name="Source_20_Text"><text:span text:style-name="T5"/></text:span></text:p>
      <text:p text:style-name="P3"><text:span text:style-name="Source_20_Text"><text:span text:style-name="T5"><text:s text:c="3"/>&lt;span&gt;Cargo: {teacher.job}&lt;/span&gt;</text:span></text:span></text:p>
      <text:p text:style-name="P3"><text:span text:style-name="Source_20_Text"><text:span text:style-name="T5"><text:s text:c="3"/>&lt;span&gt;Salário: {teacher.budget}&lt;/span&gt;</text:span></text:span></text:p>
      <text:p text:style-name="P3"><text:span text:style-name="Source_20_Text"><text:span text:style-name="T5"/></text:span></text:p>
      <text:p text:style-name="P3"><text:span text:style-name="Source_20_Text"><text:span text:style-name="T5"><text:s text:c="3"/>&lt;button onClick={() =&gt; saveTeacher(teacher)}&gt;</text:span></text:span></text:p>
      <text:p text:style-name="P3"><text:span text:style-name="Source_20_Text"><text:span text:style-name="T5"><text:s text:c="5"/>Salvar professor</text:span></text:span></text:p>
      <text:p text:style-name="P3"><text:span text:style-name="Source_20_Text"><text:span text:style-name="T5"><text:s text:c="3"/>&lt;/button&gt;</text:span></text:span></text:p>
      <text:p text:style-name="P3"><text:span text:style-name="Source_20_Text"><text:span text:style-name="T5">&lt;/li&gt;</text:span></text:span></text:p>
      <text:p text:style-name="P9"><text:span text:style-name="T14">Neste exemplo, no botão, utilizamos o </text:span><text:span text:style-name="Source_20_Text"><text:span text:style-name="T16">onClick</text:span></text:span><text:span text:style-name="T14"> para adicionar um evento de click, ao invés da instrução </text:span><text:span text:style-name="Source_20_Text"><text:span text:style-name="T16">addEventListener(‘click’, () =&gt; saveTeacher(teacher)</text:span></text:span><text:span text:style-name="T14">, o mesmo formato consiste para qualquer outro tipo de evento.</text:span></text:p>
      <text:p text:style-name="P9"><text:soft-page-break/><text:span text:style-name="T14"/></text:p>
      <text:p text:style-name="P9"><text:span text:style-name="T14"/></text:p>
      <text:h text:style-name="P2" text:outline-level="3"><text:bookmark text:name="conclusão"/>Conclusão</text:h>
      <text:p text:style-name="P12"/>
      <text:p text:style-name="P12">Durante esta aula, adquirimos conhecimentos básicos sobre o JSX e como ele integra recursos do HTML e JavaScript. Nas próximas aulas, continuaremos a explorar essa sintaxe com mais profundidade e a descobrir os recursos disponíveis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0:26:45.869465897</meta:creation-date>
    <dc:date>2024-03-06T10:31:20.242840644</dc:date>
    <meta:editing-duration>PT4M34S</meta:editing-duration>
    <meta:editing-cycles>1</meta:editing-cycles>
    <meta:document-statistic meta:table-count="0" meta:image-count="0" meta:object-count="0" meta:page-count="4" meta:paragraph-count="46" meta:word-count="371" meta:character-count="2608" meta:non-whitespace-character-count="2245"/>
    <meta:generator>LibreOffice/24.2.0.3$Linux_X86_64 LibreOffice_project/da48488a73ddd66ea24cf16bbc4f7b9c08e9bea1</meta:generator>
  </office:meta>
</office:document-meta>
</file>